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 fo:font-weight="bold" style:font-weight-asian="bold" style:font-weight-complex="bold"/>
    </style:style>
    <style:style style:name="T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30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rogoetz Today's date: 2017-07-12</text:p>
      <text:h text:style-name="Heading_20_1" text:outline-level="1">What tools have you we worked with so far in this class?</text:h>
      <text:p text:style-name="First_20_paragraph">we have worked with:</text:p>
      <text:list text:style-name="L2">
        <text:list-item>
          <text:p text:style-name="P2">pandoc (most recently)</text:p>
        </text:list-item>
        <text:list-item>
          <text:p text:style-name="P2">Markdown</text:p>
        </text:list-item>
        <text:list-item>
          <text:p text:style-name="P2">also technically HTML, but not really</text:p>
        </text:list-item>
        <text:list-item>
          <text:p text:style-name="P2">Slack</text:p>
        </text:list-item>
        <text:list-item>
          <text:p text:style-name="P2">Jekyll</text:p>
        </text:list-item>
        <text:list-item>
          <text:p text:style-name="P2">Git and Github</text:p>
        </text:list-item>
        <text:list-item>
          <text:p text:style-name="P2">Codeanywhere</text:p>
        </text:list-item>
        <text:list-item>
          <text:p text:style-name="P2">in this we learned Linux <text:span text:style-name="T3">command</text:span><text:span text:style-name="T4"> </text:span><text:span text:style-name="T5">lines</text:span></text:p>
        </text:list-item>
      </text:list>
      <text:p text:style-name="First_20_paragraph">I'm counting tools in terms of the toolchain vocabulary we learned on Day 1, as a program we learned, not the tricks within each of those programs</text:p>
      <text:h text:style-name="Heading_20_2" text:outline-level="2">Which have you found most potentially useful?</text:h>
      <text:p text:style-name="First_20_paragraph">I enjoyed learning how to create a website through Jekyll. I think Github is <text:span text:style-name="T6">ingenious</text:span> as well. Codeanywhere is also very useful, and I think Slack would be if I spent much time on it.</text:p>
      <text:h text:style-name="Heading_20_3" text:outline-level="3">Why?</text:h>
      <text:p text:style-name="First_20_paragraph">I just explained all of this, more or less. <text:span text:style-name="T7">or</text:span><text:span text:style-name="T8"> </text:span><text:span text:style-name="T9">did</text:span><text:span text:style-name="T10"> </text:span><text:span text:style-name="T11">I?</text:span></text:p>
      <text:h text:style-name="Heading_20_2" text:outline-level="2">What tools have been the most difficult to learn?</text:h>
      <text:p text:style-name="First_20_paragraph">I don't understand Pandoc yet, it does not have a space in my brain. And Markdown is useful, but <text:span text:style-name="T12">very</text:span> confusing sometimes.</text:p>
      <text:h text:style-name="Heading_20_3" text:outline-level="3">Why have they been particularly difficult to learn and use?</text:h>
      <text:p text:style-name="First_20_paragraph"><text:span text:style-name="T13">lots</text:span> of these tools are finicky and require a lot of memorization and/or looking up, which I'm not used to. It's also sometimes difficult to figure out how to use the tools. Sometimes the class goes too fast, and</text:p>
      <text:p text:style-name="Text_20_body">John is talking before I actually finish the first thing, and then I get confused.</text:p>
      <text:h text:style-name="Heading_20_1" text:outline-level="1">What tools would you like to learn more about?</text:h>
      <text:list text:style-name="L3">
        <text:list-item>
          <text:p text:style-name="P3">I need to learn more about HTML instead of just cheating and using Markdown (this is something my boss wants.)</text:p>
        </text:list-item>
        <text:list-item>
          <text:p text:style-name="P3">I also want to learn more about website building and stuff.</text:p>
        </text:list-item>
      </text:list>
      <text:p text:style-name="Horizontal_20_Line"/>
      <text:p text:style-name="First_20_paragraph"><text:span text:style-name="T14">When</text:span><text:span text:style-name="T15"> </text:span><text:span text:style-name="T16">you</text:span><text:span text:style-name="T17"> </text:span><text:span text:style-name="T18">are</text:span><text:span text:style-name="T19"> </text:span><text:span text:style-name="T20">finished</text:span><text:span text:style-name="T21"> </text:span><text:span text:style-name="T22">with</text:span><text:span text:style-name="T23"> </text:span><text:span text:style-name="T24">the</text:span><text:span text:style-name="T25"> </text:span><text:span text:style-name="T26">questions</text:span><text:span text:style-name="T27"> </text:span><text:span text:style-name="T28">in</text:span><text:span text:style-name="T29"> </text:span><text:span text:style-name="T30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